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rsid="0008b049" officeooo:paragraph-rsid="0008b049"/>
    </style:style>
    <style:style style:name="P2" style:family="paragraph" style:parent-style-name="Standard">
      <style:paragraph-properties fo:line-height="200%"/>
      <style:text-properties officeooo:rsid="000c43e4" officeooo:paragraph-rsid="000c43e4"/>
    </style:style>
    <style:style style:name="P3" style:family="paragraph" style:parent-style-name="Standard" style:list-style-name="L1">
      <style:paragraph-properties fo:line-height="200%"/>
      <style:text-properties officeooo:rsid="000c43e4" officeooo:paragraph-rsid="000c43e4"/>
    </style:style>
    <style:style style:name="P4" style:family="paragraph" style:parent-style-name="Standard" style:list-style-name="L2">
      <style:paragraph-properties fo:line-height="200%"/>
      <style:text-properties officeooo:rsid="000c43e4" officeooo:paragraph-rsid="000c43e4"/>
    </style:style>
    <style:style style:name="P5" style:family="paragraph" style:parent-style-name="Standard" style:list-style-name="L3">
      <style:paragraph-properties fo:line-height="200%"/>
      <style:text-properties officeooo:rsid="000c43e4" officeooo:paragraph-rsid="000c43e4"/>
    </style:style>
    <style:style style:name="P6" style:family="paragraph" style:parent-style-name="Standard">
      <style:paragraph-properties fo:line-height="200%"/>
      <style:text-properties officeooo:rsid="000c43e4" officeooo:paragraph-rsid="000df051"/>
    </style:style>
    <style:style style:name="P7" style:family="paragraph" style:parent-style-name="Standard">
      <style:paragraph-properties fo:line-height="200%"/>
      <style:text-properties officeooo:rsid="000c43e4" officeooo:paragraph-rsid="000c43e4"/>
    </style:style>
    <style:style style:name="P8" style:family="paragraph" style:parent-style-name="Standard">
      <style:paragraph-properties fo:line-height="200%"/>
      <style:text-properties officeooo:rsid="000df051" officeooo:paragraph-rsid="000df051"/>
    </style:style>
    <style:style style:name="P9" style:family="paragraph" style:parent-style-name="Standard" style:list-style-name="L1">
      <style:paragraph-properties fo:line-height="200%"/>
      <style:text-properties officeooo:rsid="000df051" officeooo:paragraph-rsid="000df051"/>
    </style:style>
    <style:style style:name="P10" style:family="paragraph" style:parent-style-name="Standard">
      <style:paragraph-properties fo:line-height="200%"/>
      <style:text-properties officeooo:rsid="000d2d54" officeooo:paragraph-rsid="000df051"/>
    </style:style>
    <style:style style:name="T1" style:family="text">
      <style:text-properties officeooo:rsid="000bb1f5"/>
    </style:style>
    <style:style style:name="T2" style:family="text">
      <style:text-properties fo:font-style="normal" officeooo:rsid="000bb1f5" style:font-style-asian="normal" style:font-style-complex="normal"/>
    </style:style>
    <style:style style:name="T3" style:family="text">
      <style:text-properties officeooo:rsid="000df051"/>
    </style:style>
    <style:style style:name="T4" style:family="text">
      <style:text-properties style:use-window-font-color="true" style:text-underline-style="none" officeooo:rsid="000df0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sting</text:p>
      <text:p text:style-name="P1"/>
      <text:p text:style-name="P1">Testing was carried out in a number of ways and throughout the development of the application.</text:p>
      <text:p text:style-name="P1"/>
      <text:p text:style-name="P1">Functional Acceptance Testing (FAT)</text:p>
      <text:p text:style-name="P1">FAT was carried out as and when I felt I had a piece of functionality ready to release.</text:p>
      <text:p text:style-name="P1">FAT involved using the application in the manner as designed. It did not <text:span text:style-name="T1">in my case</text:span> mean extensive regression testing nor did <text:span text:style-name="T2">I</text:span> assess the resultant returned values based on a particular search result.</text:p>
      <text:p text:style-name="P2"/>
      <text:p text:style-name="P6">I drew up test plans based on my user stories with a pass fail for each story. The user stories and the scope changed throughout the course of the project, not unlike a real life project, however I stuck to the user stories which were still applicable and, for the most part, didnt formally test until i knew the feature was funtioning correctly.</text:p>
      <text:p text:style-name="P8"/>
      <text:p text:style-name="P8">Infrastructural testing</text:p>
      <text:p text:style-name="P2">General testing of the infrastructure was stright forward, purchase a linode Virtual machine.</text:p>
      <text:list xml:id="list2376977053730959258" text:style-name="L1">
        <text:list-item>
          <text:p text:style-name="P3">Can I log onto my web control panel for new server? Yes / No</text:p>
        </text:list-item>
        <text:list-item>
          <text:p text:style-name="P3">Setting up of my Debian system. Did it complete successfully with no errors? Yes / No</text:p>
        </text:list-item>
        <text:list-item>
          <text:p text:style-name="P3">Setting up of new user accounts. Can I log in? Yes / No</text:p>
        </text:list-item>
        <text:list-item>
          <text:p text:style-name="P3">Setting up of Postgres. Can I make a new table? Yes / No</text:p>
        </text:list-item>
        <text:list-item>
          <text:p text:style-name="P3">Setting up of PostGIS. Can I query geom? Yes / No</text:p>
        </text:list-item>
        <text:list-item>
          <text:p text:style-name="P3">Importing data to database. Can I see the data? Yes / No</text:p>
        </text:list-item>
        <text:list-item>
          <text:p text:style-name="P3">Purchasing of a new domain name, setting DNS records to point at new server. Has DNS resolved? Yes / No</text:p>
        </text:list-item>
        <text:list-item>
          <text:p text:style-name="P3">Setting up of mail server on new server. Can I send / Receive mail? Yes / No</text:p>
        </text:list-item>
        <text:list-item>
          <text:p text:style-name="P3">Can I ssh onto new server? Yes / No</text:p>
        </text:list-item>
        <text:list-item>
          <text:p text:style-name="P3"><text:soft-page-break/>Installed git on new server, performed a pull to new folder. Can I see files Yes / No</text:p>
        </text:list-item>
        <text:list-item>
          <text:p text:style-name="P3">Set up and configured new node webserver. Can I see holding index.html page? Yes / No</text:p>
        </text:list-item>
        <text:list-item>
          <text:p text:style-name="P3">Set up and configuration of feature server. Tested following majority of software developement. Does it serve web features? Yes / No </text:p>
        </text:list-item>
        <text:list-item>
          <text:p text:style-name="P3">Locking down of access to new server. Can I ssh in as root? No / Yes</text:p>
        </text:list-item>
        <text:list-item>
          <text:p text:style-name="P9">Can i still ssh in as the correct user and 'su' onto root? Yes / No</text:p>
        </text:list-item>
      </text:list>
      <text:p text:style-name="P6"/>
      <text:p text:style-name="P6"><text:span text:style-name="T3">Software Testing</text:span></text:p>
      <text:p text:style-name="P6">The testing of the software was carried out continually on my local developement environment</text:p>
      <text:p text:style-name="P2">My laptop. I ran a local copy of all <text:span text:style-name="T3">servers and </text:span>elements. When I had passed all of the tests locally, I pushed to <text:span text:style-name="T3">a</text:span> git repository <text:span text:style-name="T3">I had set up for the purposes of the project using github as the service. I then</text:span> ssh'd onto the <text:span text:style-name="T3">development copy of my </text:span>server and <text:span text:style-name="T3">performed a 'git pull' from the github </text:span>repository.</text:p>
      <text:p text:style-name="P2">I then tested the software in a live environment (albeit staging) <text:span text:style-name="T3">There were a number of occurances where I needed to chage paths from absolute to relative in my code so I wasnt clicking a link and returning to the local copy I held on my </text:span><text:a xlink:type="simple" xlink:href="file:///C:/" text:style-name="Internet_20_link" text:visited-style-name="Visited_20_Internet_20_Link"><text:span text:style-name="T4">C:\</text:span></text:a><text:span text:style-name="T3"> This was frustrating after one or two repeats and exremely so after an hour spent 'debugging' my software down a rabbit hole which I had dug for myself.</text:span></text:p>
      <text:p text:style-name="P6"/>
      <text:p text:style-name="P6"/>
      <text:p text:style-name="P6"/>
      <text:p text:style-name="P6"/>
      <text:p text:style-name="P6"/>
      <text:p text:style-name="P6"/>
      <text:p text:style-name="P6"/>
      <text:p text:style-name="P6"/>
      <text:p text:style-name="P6"><text:soft-page-break/><text:span text:style-name="T3">Browser Environment Testing</text:span></text:p>
      <text:p text:style-name="P6">I carried out multiple browser tests on:</text:p>
      <text:list xml:id="list3420740830818093987" text:style-name="L2">
        <text:list-item>
          <text:p text:style-name="P4">Windows 10 (Chrome, Firefox, Edge)</text:p>
        </text:list-item>
        <text:list-item>
          <text:p text:style-name="P4">Windows 7 (Chrome, Firefox)</text:p>
        </text:list-item>
        <text:list-item>
          <text:p text:style-name="P4">Windows XP using Virtualbox (Chrome, Firefox)</text:p>
        </text:list-item>
        <text:list-item>
          <text:p text:style-name="P4">Osx (Safari , Firefox)</text:p>
        </text:list-item>
      </text:list>
      <text:p text:style-name="P2"><text:span text:style-name="T3">Having had to rewrite a lot of my earlier CSS for Internet Explorer and the advent of Windows 10 and its own new 'Edge' browser, I chose to stop development with IE in mind and restricted my testing to Chrome and firefox for the most part with some exceptions for safari on</text:span> <text:span text:style-name="T3">Apple </text:span>mobile devices (with mixed successs throughout)</text:p>
      <text:list xml:id="list7418401742631028828" text:style-name="L3">
        <text:list-item>
          <text:p text:style-name="P5">Apple iphone 4, 4s, 5, 5s (using safari &amp; Chrome) (on latest possible iOS dstributions)</text:p>
        </text:list-item>
        <text:list-item>
          <text:p text:style-name="P5">Samsung Galaxy 6 (using default broswer)</text:p>
        </text:list-item>
        <text:list-item>
          <text:p text:style-name="P5">Apple ipad mini2, ipad3 (with safari &amp; chrome)(on latest possible iOS dstributions)</text:p>
        </text:list-item>
      </text:list>
      <text:p text:style-name="P2"/>
      <text:p text:style-name="P6">User Acceptance Testing</text:p>
      <text:p text:style-name="P6"><text:span text:style-name="T3">This testing</text:span> was carried out by <text:span text:style-name="T3">handing my phone to one of a number of coffeeshop owners and asking if they would 'play with' the software. I also </text:span>walk<text:span text:style-name="T3">ed</text:span> around <text:span text:style-name="T3">on some lunch times in </text:span>Dublin and testing routing on the database, using my handsets location as the starting point and selecting a <text:span text:style-name="T3">particular </text:span>shop as my destination.</text:p>
      <text:p text:style-name="P2"><text:span text:style-name="T3">Testing </text:span>that the route determined by the software was <text:span text:style-name="T3">'</text:span>correct<text:span text:style-name="T3">' </text:span>was carried out by routing from the same origin to the same destination using googles own mapping and routing software on the same handsets. <text:span text:style-name="T3">This was not always the case. I spent an amount of time studying if there were an open source option for routing methods more suited to walking routes but was unable to identify one that gave results similar to googles own proprietry software. </text:span></text:p>
      <text:p text:style-name="P10"><text:span text:style-name="T3">Javascript testing</text:span></text:p>
      <text:p text:style-name="P10">I carried out some gremlin.js / monkey.<text:span text:style-name="T3">js</text:span> testing of the site itself for reliability. <text:span text:style-name="T3">Monkey involves </text:span><text:soft-page-break/><text:span text:style-name="T3">loading the site with a piece of javascript which mimics a user clicking multiple times on various locations at the same time, similar I presume, to how a monkey might play with your site. The Gremlin.js performs a similar role with a little more malice</text:span>, the site held up well and passed. This was not carried out extensively nor did I load the server with multiple users. <text:span text:style-name="T3">These tests can mimic thousands of consecutive users all acting like gremlins and clicking multiple times on links and dragging features and restarting animations etc.</text:span></text:p>
      <text:p text:style-name="P10">For a live system, further load testing should be carried out. </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4M39S</meta:editing-duration>
    <meta:editing-cycles>7</meta:editing-cycles>
    <meta:generator>LibreOffice/4.4.6.3$Windows_x86 LibreOffice_project/e8938fd3328e95dcf59dd64e7facd2c7d67c704d</meta:generator>
    <dc:date>2016-01-02T13:17:42.035000000</dc:date>
    <meta:document-statistic meta:table-count="0" meta:image-count="0" meta:object-count="0" meta:page-count="4" meta:paragraph-count="42" meta:word-count="917" meta:character-count="4992" meta:non-whitespace-character-count="4135"/>
    <meta:user-defined meta:name="Info 1"/>
    <meta:user-defined meta:name="Info 2"/>
    <meta:user-defined meta:name="Info 3"/>
    <meta:user-defined meta:name="Info 4"/>
  </office:meta>
</office:document-meta>
</file>